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stroke="none" svg:stroke-width="0.002cm" draw:fill-color="#0096d4"/>
    </style:style>
    <style:style style:name="gr2" style:family="graphic" style:parent-style-name="standard">
      <style:graphic-properties svg:stroke-width="0.001cm" svg:stroke-color="#aae6ff" draw:fill="none" draw:fill-color="#ffffff" fo:padding-top="-0.049cm" fo:padding-bottom="-0.049cm" fo:padding-left="-0.049cm" fo:padding-right="-0.049cm"/>
    </style:style>
    <style:style style:name="gr3" style:family="graphic" style:parent-style-name="standard">
      <style:graphic-properties draw:stroke="none" svg:stroke-width="0.001cm" draw:fill-color="#00b4ff"/>
    </style:style>
    <style:style style:name="gr4" style:family="graphic" style:parent-style-name="standard">
      <style:graphic-properties draw:stroke="none" svg:stroke-width="0.001cm" draw:fill-color="#005a80"/>
    </style:style>
    <style:style style:name="gr5" style:family="graphic" style:parent-style-name="standard">
      <style:graphic-properties draw:stroke="none" svg:stroke-width="0.001cm" draw:fill-color="#0096d4"/>
    </style:style>
    <style:style style:name="gr6" style:family="graphic" style:parent-style-name="standard">
      <style:graphic-properties draw:stroke="none" svg:stroke-width="0.001cm" draw:fill-color="#000000"/>
    </style:style>
    <style:style style:name="gr7" style:family="graphic" style:parent-style-name="standard">
      <style:graphic-properties draw:stroke="none" svg:stroke-width="0.001cm" draw:fill-color="#ffffff"/>
    </style:style>
    <style:style style:name="gr8" style:family="graphic" style:parent-style-name="standard">
      <style:graphic-properties draw:stroke="none" svg:stroke-width="0.001cm" draw:fill-color="#e4405d"/>
    </style:style>
  </office:automatic-styles>
  <office:body>
    <office:drawing>
      <draw:page draw:name="page1" draw:style-name="dp1" draw:master-page-name="Default">
        <draw:g>
          <draw:glue-point draw:id="4" svg:x="-3.876cm" svg:y="-5cm"/>
          <draw:glue-point draw:id="5" svg:x="5cm" svg:y="-5cm"/>
          <draw:glue-point draw:id="6" svg:x="0.563cm" svg:y="-5cm"/>
          <draw:glue-point draw:id="7" svg:x="-5cm" svg:y="5cm"/>
          <draw:glue-point draw:id="8" svg:x="3.871cm" svg:y="5cm"/>
          <draw:glue-point draw:id="9" svg:x="-0.565cm" svg:y="5cm"/>
          <draw:glue-point draw:id="10" svg:x="-5cm" svg:y="-4.278cm"/>
          <draw:glue-point draw:id="11" svg:x="-5cm" svg:y="0.361cm"/>
          <draw:glue-point draw:id="12" svg:x="5cm" svg:y="4.222cm"/>
          <draw:glue-point draw:id="13" svg:x="5cm" svg:y="-0.389cm"/>
          <draw:glue-point draw:id="14" svg:x="-0.001cm" svg:y="-0.008cm"/>
          <draw:polygon draw:style-name="gr1" draw:layer="layout" svg:width="1.219cm" svg:height="1.156cm" svg:x="0cm" svg:y="0.844cm" svg:viewBox="0 0 1220 1157" draw:points="0,0 0,1157 1220,1157 1220,0">
            <text:p/>
          </draw:polygon>
          <draw:polygon draw:style-name="gr2" draw:layer="layout" svg:width="1.219cm" svg:height="1.156cm" svg:x="0cm" svg:y="0.844cm" svg:viewBox="0 0 1220 1157" draw:points="0,0 0,1157 1220,1157 1220,0">
            <text:p/>
          </draw:polygon>
          <draw:polygon draw:style-name="gr3" draw:layer="layout" svg:width="1.374cm" svg:height="0.144cm" svg:x="0cm" svg:y="0cm" svg:viewBox="0 0 1375 145" draw:points="0,145 154,0 1375,0 1219,145">
            <text:p/>
          </draw:polygon>
          <draw:polygon draw:style-name="gr2" draw:layer="layout" svg:width="1.374cm" svg:height="0.144cm" svg:x="0cm" svg:y="0cm" svg:viewBox="0 0 1375 145" draw:points="0,145 154,0 1375,0 1219,145">
            <text:p/>
          </draw:polygon>
          <draw:polygon draw:style-name="gr4" draw:layer="layout" svg:width="0.155cm" svg:height="1.289cm" svg:x="1.219cm" svg:y="0.7cm" svg:viewBox="0 0 156 1290" draw:points="0,144 156,0 156,1145 0,1290">
            <text:p/>
          </draw:polygon>
          <draw:polygon draw:style-name="gr2" draw:layer="layout" svg:width="0.155cm" svg:height="1.289cm" svg:x="1.219cm" svg:y="0.7cm" svg:viewBox="0 0 156 1290" draw:points="0,144 156,0 156,1145 0,1290">
            <text:p/>
          </draw:polygon>
          <draw:polygon draw:style-name="gr5" draw:layer="layout" svg:width="1.219cm" svg:height="0.711cm" svg:x="0cm" svg:y="0.144cm" svg:viewBox="0 0 1220 712" draw:points="0,0 0,712 1220,712 1220,0">
            <text:p/>
          </draw:polygon>
          <draw:polygon draw:style-name="gr2" draw:layer="layout" svg:width="1.219cm" svg:height="0.711cm" svg:x="0cm" svg:y="0.144cm" svg:viewBox="0 0 1220 712" draw:points="0,0 0,712 1220,712 1220,0">
            <text:p/>
          </draw:polygon>
          <draw:polygon draw:style-name="gr6" draw:layer="layout" svg:width="0.454cm" svg:height="0.189cm" svg:x="0.587cm" svg:y="0.322cm" svg:viewBox="0 0 455 190" draw:points="355,56 355,0 455,89 355,190 355,134 0,134 0,56">
            <text:p/>
          </draw:polygon>
          <draw:polygon draw:style-name="gr6" draw:layer="layout" svg:width="0.454cm" svg:height="0.189cm" svg:x="0.587cm" svg:y="0.544cm" svg:viewBox="0 0 455 190" draw:points="355,56 355,0 455,89 355,190 355,133 0,133 0,56">
            <text:p/>
          </draw:polygon>
          <draw:polygon draw:style-name="gr6" draw:layer="layout" svg:width="0.454cm" svg:height="0.189cm" svg:x="0.144cm" svg:y="0.211cm" svg:viewBox="0 0 455 190" draw:points="100,133 100,190 0,88 100,0 100,55 455,55 455,133">
            <text:p/>
          </draw:polygon>
          <draw:polygon draw:style-name="gr6" draw:layer="layout" svg:width="0.454cm" svg:height="0.189cm" svg:x="0.144cm" svg:y="0.433cm" svg:viewBox="0 0 455 190" draw:points="100,133 100,190 0,89 100,0 100,55 455,55 455,133">
            <text:p/>
          </draw:polygon>
          <draw:polygon draw:style-name="gr4" draw:layer="layout" svg:width="0.155cm" svg:height="0.844cm" svg:x="1.219cm" svg:y="0cm" svg:viewBox="0 0 156 845" draw:points="0,144 156,0 156,700 0,845">
            <text:p/>
          </draw:polygon>
          <draw:polygon draw:style-name="gr2" draw:layer="layout" svg:width="0.155cm" svg:height="0.844cm" svg:x="1.219cm" svg:y="0cm" svg:viewBox="0 0 156 845" draw:points="0,144 156,0 156,700 0,845">
            <text:p/>
          </draw:polygon>
          <draw:polygon draw:style-name="gr7" draw:layer="layout" svg:width="0.454cm" svg:height="0.189cm" svg:x="0.598cm" svg:y="0.333cm" svg:viewBox="0 0 455 190" draw:points="355,55 355,0 455,89 355,190 355,133 0,133 0,55">
            <text:p/>
          </draw:polygon>
          <draw:polygon draw:style-name="gr7" draw:layer="layout" svg:width="0.454cm" svg:height="0.189cm" svg:x="0.598cm" svg:y="0.555cm" svg:viewBox="0 0 455 190" draw:points="355,55 355,0 455,89 355,190 355,133 0,133 0,55">
            <text:p/>
          </draw:polygon>
          <draw:polygon draw:style-name="gr7" draw:layer="layout" svg:width="0.455cm" svg:height="0.189cm" svg:x="0.154cm" svg:y="0.222cm" svg:viewBox="0 0 456 190" draw:points="100,133 100,190 0,89 100,0 100,55 456,55 456,133">
            <text:p/>
          </draw:polygon>
          <draw:polygon draw:style-name="gr7" draw:layer="layout" svg:width="0.455cm" svg:height="0.189cm" svg:x="0.154cm" svg:y="0.444cm" svg:viewBox="0 0 456 190" draw:points="100,133 100,190 0,89 100,0 100,56 456,56 456,133">
            <text:p/>
          </draw:polygon>
          <draw:polygon draw:style-name="gr6" draw:layer="layout" svg:width="0.42cm" svg:height="0.189cm" svg:x="0.72cm" svg:y="1.311cm" svg:viewBox="0 0 421 190" draw:points="0,145 332,145 332,190 421,100 332,0 332,55 0,55">
            <text:p/>
          </draw:polygon>
          <draw:polygon draw:style-name="gr6" draw:layer="layout" svg:width="0.333cm" svg:height="0.333cm" svg:x="0.653cm" svg:y="1.455cm" svg:viewBox="0 0 334 334" draw:points="0,67 233,300 200,334 334,334 334,200 300,233 67,0">
            <text:p/>
          </draw:polygon>
          <draw:polygon draw:style-name="gr6" draw:layer="layout" svg:width="0.188cm" svg:height="0.433cm" svg:x="0.509cm" svg:y="1.522cm" svg:viewBox="0 0 189 434" draw:points="44,0 44,333 0,333 100,434 189,333 144,333 144,0">
            <text:p/>
          </draw:polygon>
          <draw:polygon draw:style-name="gr6" draw:layer="layout" svg:width="0.333cm" svg:height="0.333cm" svg:x="0.221cm" svg:y="1.455cm" svg:viewBox="0 0 334 334" draw:points="267,0 33,233 0,200 0,334 133,334 100,300 334,67">
            <text:p/>
          </draw:polygon>
          <draw:polygon draw:style-name="gr6" draw:layer="layout" svg:width="0.421cm" svg:height="0.189cm" svg:x="0.066cm" svg:y="1.311cm" svg:viewBox="0 0 422 190" draw:points="422,55 99,55 99,0 0,100 99,190 99,145 422,145">
            <text:p/>
          </draw:polygon>
          <draw:polygon draw:style-name="gr6" draw:layer="layout" svg:width="0.333cm" svg:height="0.333cm" svg:x="0.221cm" svg:y="1.033cm" svg:viewBox="0 0 334 334" draw:points="334,267 100,33 133,0 0,0 0,133 33,100 267,334">
            <text:p/>
          </draw:polygon>
          <draw:polygon draw:style-name="gr6" draw:layer="layout" svg:width="0.333cm" svg:height="0.333cm" svg:x="0.653cm" svg:y="1.033cm" svg:viewBox="0 0 334 334" draw:points="67,334 300,100 334,122 334,0 200,0 233,33 0,267">
            <text:p/>
          </draw:polygon>
          <draw:polygon draw:style-name="gr7" draw:layer="layout" svg:width="0.421cm" svg:height="0.189cm" svg:x="0.709cm" svg:y="1.3cm" svg:viewBox="0 0 422 190" draw:points="0,145 333,145 333,190 422,100 333,0 333,55 0,55">
            <text:p/>
          </draw:polygon>
          <draw:polygon draw:style-name="gr7" draw:layer="layout" svg:width="0.333cm" svg:height="0.333cm" svg:x="0.642cm" svg:y="1.444cm" svg:viewBox="0 0 334 334" draw:points="0,66 234,300 200,334 334,334 334,200 300,233 67,0">
            <text:p/>
          </draw:polygon>
          <draw:polygon draw:style-name="gr7" draw:layer="layout" svg:width="0.188cm" svg:height="0.434cm" svg:x="0.498cm" svg:y="1.511cm" svg:viewBox="0 0 189 435" draw:points="44,0 44,334 0,334 100,435 189,334 144,334 144,0">
            <text:p/>
          </draw:polygon>
          <draw:polygon draw:style-name="gr7" draw:layer="layout" svg:width="0.333cm" svg:height="0.333cm" svg:x="0.21cm" svg:y="1.444cm" svg:viewBox="0 0 334 334" draw:points="267,0 33,233 0,200 0,334 133,334 100,300 334,66">
            <text:p/>
          </draw:polygon>
          <draw:polygon draw:style-name="gr7" draw:layer="layout" svg:width="0.421cm" svg:height="0.189cm" svg:x="0.055cm" svg:y="1.3cm" svg:viewBox="0 0 422 190" draw:points="422,55 99,55 99,0 0,100 99,190 99,145 422,145">
            <text:p/>
          </draw:polygon>
          <draw:polygon draw:style-name="gr7" draw:layer="layout" svg:width="0.333cm" svg:height="0.333cm" svg:x="0.21cm" svg:y="1.022cm" svg:viewBox="0 0 334 334" draw:points="334,266 100,33 133,0 0,0 0,133 33,100 267,334">
            <text:p/>
          </draw:polygon>
          <draw:polygon draw:style-name="gr7" draw:layer="layout" svg:width="0.333cm" svg:height="0.333cm" svg:x="0.642cm" svg:y="1.022cm" svg:viewBox="0 0 334 334" draw:points="67,334 300,100 334,122 334,0 200,0 234,33 0,266">
            <text:p/>
          </draw:polygon>
          <draw:polygon draw:style-name="gr6" draw:layer="layout" svg:width="0.188cm" svg:height="0.622cm" svg:x="0.509cm" svg:y="0.733cm" svg:viewBox="0 0 189 623" draw:points="144,623 144,89 189,89 100,0 0,89 44,89 44,623">
            <text:p/>
          </draw:polygon>
          <draw:polygon draw:style-name="gr7" draw:layer="layout" svg:width="0.188cm" svg:height="0.622cm" svg:x="0.498cm" svg:y="0.722cm" svg:viewBox="0 0 189 623" draw:points="144,623 144,88 189,88 100,0 0,88 44,88 44,623">
            <text:p/>
          </draw:polygon>
          <draw:polygon draw:style-name="gr6" draw:layer="layout" svg:width="0.365cm" svg:height="0.366cm" svg:x="0.42cm" svg:y="1.211cm" svg:viewBox="0 0 366 367" draw:points="366,183 365,174 365,164 364,155 362,146 360,137 357,128 354,119 351,110 347,102 342,93 338,85 333,78 327,71 322,63 315,57 309,50 302,44 294,37 287,32 279,27 271,23 263,18 255,14 246,11 237,8 229,5 219,3 210,1 201,0 192,0 182,0 173,0 164,0 155,1 146,3 136,5 128,8 119,11 110,14 102,18 94,23 85,27 77,32 71,37 63,44 56,50 50,57 43,63 37,71 32,78 27,85 22,93 18,102 14,110 11,119 7,128 5,137 3,146 1,155 0,164 0,174 0,183 0,192 0,201 1,211 3,220 5,229 7,238 11,247 14,255 18,264 22,272 27,280 32,288 37,295 43,302 50,309 56,316 63,322 71,328 77,333 85,338 94,343 102,347 110,352 119,355 128,358 136,360 146,363 155,364 164,366 173,366 182,367 192,366 201,366 210,364 219,363 229,360 237,358 246,355 255,352 263,347 271,343 279,338 287,333 294,328 302,322 309,316 315,309 322,302 327,295 333,288 338,280 342,272 347,264 351,255 354,247 357,238 360,229 362,220 364,211 365,201 365,192">
            <text:p/>
          </draw:polygon>
          <draw:polygon draw:style-name="gr7" draw:layer="layout" svg:width="0.366cm" svg:height="0.366cm" svg:x="0.398cm" svg:y="1.189cm" svg:viewBox="0 0 367 367" draw:points="367,183 366,174 366,165 364,155 363,146 361,137 358,128 355,120 352,110 348,102 343,94 339,86 334,78 328,71 322,64 316,57 309,50 303,44 295,38 288,33 280,27 272,23 264,19 255,14 247,11 238,8 229,6 220,3 211,2 201,0 192,0 183,0 174,0 165,0 155,2 146,3 137,6 128,8 119,11 111,14 102,19 94,23 86,27 78,33 71,38 63,44 56,50 50,57 44,64 38,71 32,78 27,86 23,94 18,102 14,110 11,120 8,128 5,137 3,146 1,155 0,165 0,174 0,183 0,192 0,202 1,211 3,220 5,229 8,238 11,247 14,256 18,264 23,272 27,280 32,288 38,295 44,303 50,309 56,316 63,322 71,329 78,334 86,339 94,344 102,348 111,352 119,355 128,358 137,361 146,363 155,364 165,366 174,366 183,367 192,366 201,366 211,364 220,363 229,361 238,358 247,355 255,352 264,348 272,344 280,339 288,334 295,329 303,322 309,316 316,309 322,303 328,295 334,288 339,280 343,272 348,264 352,256 355,247 358,238 361,229 363,220 364,211 366,202 366,192">
            <text:p/>
          </draw:polygon>
          <draw:polygon draw:style-name="gr8" draw:layer="layout" svg:width="0.365cm" svg:height="0.366cm" svg:x="0.41cm" svg:y="1.2cm" svg:viewBox="0 0 366 367" draw:points="366,183 365,173 365,164 364,155 362,146 360,137 357,128 354,119 351,110 347,102 342,93 338,86 333,78 328,71 322,63 315,57 309,50 302,44 294,37 287,32 279,27 271,23 263,18 255,14 246,11 237,8 229,5 219,3 210,1 201,0 192,0 182,0 173,0 164,0 155,1 146,3 136,5 128,8 119,11 110,14 102,18 94,23 86,27 78,32 70,37 63,44 56,50 49,57 43,63 37,71 32,78 27,86 23,93 18,102 14,110 10,119 8,128 5,137 3,146 1,155 0,164 0,173 0,183 0,192 0,201 1,211 3,220 5,228 8,238 10,247 14,255 18,264 23,272 27,280 32,288 37,295 43,302 49,309 56,316 63,322 70,328 78,333 86,338 94,343 102,347 110,352 119,355 128,358 136,360 146,363 155,364 164,366 173,366 182,367 192,366 201,366 210,364 219,363 229,360 237,358 246,355 255,352 263,347 271,343 279,338 287,333 294,328 302,322 309,316 315,309 322,302 328,295 333,288 338,280 342,272 347,264 351,255 354,247 357,238 360,228 362,220 364,211 365,201 365,192">
            <text:p/>
          </draw:polygon>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svg:stroke-width="0.1cm" draw:fill-color="#ffffff"/>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dc:title>Cisco - Data Center Switch Reversed</dc:title>
    <meta:creation-date>2011-02-07T16:36:03</meta:creation-date>
    <meta:editing-duration>P0D</meta:editing-duration>
    <meta:editing-cycles>1</meta:editing-cycles>
    <meta:document-statistic meta:object-count="38"/>
    <meta:generator>OpenOffice.org/3.3$Linux OpenOffice.org_project/330m20$Build-9567</meta:generator>
  </office:meta>
</office:document-meta>
</file>